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UÍA DESPLIEGUE IONIC</text:p>
      <text:p text:style-name="Standard"/>
      <text:p text:style-name="P1">1 PREPARAR EL DISPOSITIVO MÓVIL -ANDROID- (opcional si quieres virtual)</text:p>
      <text:p text:style-name="Standard"/>
      <text:p text:style-name="Standard">- AJUSTES: ACTIVAR OPCIONES PARA DESARROLLADOR</text:p>
      <text:p text:style-name="Standard"/>
      <text:p text:style-name="Standard"><text:s text:c="4"/>Buscamos el nº de compilación o (versión MIUI) y tocamos repetidas veces</text:p>
      <text:p text:style-name="Standard"><text:s text:c="4"/>encima, hasta que nos aparezca el mensaje de opciones de desarrollador activadas</text:p>
      <text:p text:style-name="Standard"/>
      <text:p text:style-name="Standard"><text:s text:c="4"/>Buscar opciones de desarrollador y activarlas (básico)</text:p>
      <text:p text:style-name="Standard"/>
      <text:p text:style-name="Standard"><text:s text:c="4"/>Depuración USB activada (básico)</text:p>
      <text:p text:style-name="Standard"/>
      <text:p text:style-name="Standard"><text:s text:c="4"/>Permitir instalación fuentes desconocidas (SAMSUNG y otros modelos)</text:p>
      <text:p text:style-name="Standard"/>
      <text:p text:style-name="Standard"><text:s text:c="4"/>Instalar via USB (XIAOMI)</text:p>
      <text:p text:style-name="Standard"/>
      <text:p text:style-name="Standard"><text:s text:c="4"/>Depuración USB (AJUSTES de seguridad) (XIAOMI)</text:p>
      <text:p text:style-name="Standard"/>
      <text:p text:style-name="Standard"><text:s text:c="4"/>Desactivar las opciones de Verificar aplicaciones y bytecode (XIAOMI)</text:p>
      <text:p text:style-name="Standard"/>
      <text:p text:style-name="P1">2 Conseguir un cable BUENO o a poder ser el oficial <text:s/>(opcional si quieres virtual)</text:p>
      <text:p text:style-name="P1"/>
      <text:p text:style-name="P1"><text:tab/><text:span text:style-name="T1">Para conectar el Móvil con el PC</text:span></text:p>
      <text:p text:style-name="Standard"/>
      <text:p text:style-name="P1">3 INSTALAR IONIC</text:p>
      <text:p text:style-name="Standard"/>
      <text:p text:style-name="Standard"><text:tab/></text:p>
      <text:p text:style-name="Standard"/>
      <text:p text:style-name="P1">4 INSTALAR ANDROID STUDIO CON TODOS LOS EXTRAS EN NUESTRO EQUIPO</text:p>
      <text:p text:style-name="Standard"/>
      <text:p text:style-name="Standard"><text:s text:c="4"/>JDK (JAVA)</text:p>
      <text:p text:style-name="Standard"><text:s text:c="4"/>SDK (ANDROID)</text:p>
      <text:p text:style-name="Standard"><text:s text:c="4"/>GRADLE (NPM ANDROID)</text:p>
      <text:p text:style-name="Standard"/>
      <text:p text:style-name="P1">5 INSTALAR GRADLE SIGUIENDO LA GUÍA</text:p>
      <text:p text:style-name="Standard"/>
      <text:p text:style-name="Standard">https://gradle.org/install/</text:p>
      <text:p text:style-name="Standard"/>
      <text:p text:style-name="Standard">EN LA SECCIÓN Installing manually</text:p>
      <text:p text:style-name="Standard"/>
      <text:p text:style-name="Standard"><text:span text:style-name="T2">6 INSTALAR EL JDK</text:span> </text:p>
      <text:p text:style-name="Standard"/>
      <text:p text:style-name="Standard"><text:tab/>(Mínimo java 11)</text:p>
      <text:p text:style-name="Standard"><text:tab/><text:a xlink:type="simple" xlink:href="https://www.oracle.com/es/java/technologies/javase/jdk11-archive-downloads.html" text:style-name="Internet_20_link" text:visited-style-name="Visited_20_Internet_20_Link">Java Archive Downloads - Java SE 11 | Oracle España</text:a> </text:p>
      <text:p text:style-name="Standard"/>
      <text:p text:style-name="P1">7 SETEAR VARIABLES DE ENTORNO </text:p>
      <text:p text:style-name="Standard"/>
      <text:p text:style-name="Standard"><text:s text:c="4"/>ANDROID </text:p>
      <text:p text:style-name="Standard"><text:s text:c="4"/>JAVA</text:p>
      <text:p text:style-name="Standard"><text:s text:c="4"/>GRADLE</text:p>
      <text:p text:style-name="Standard"/>
      <text:p text:style-name="Standard"><text:soft-page-break/></text:p>
      <text:p text:style-name="Standard"><text:span text:style-name="T2">8 AÑADIMOS LOS PLUGIN NATIVOS Y LA DESPLEGAMOS</text:span> <text:s/>(EJ: ANDROID)</text:p>
      <text:p text:style-name="Standard"/>
      <text:p text:style-name="Standard"><text:s text:c="2"/></text:p>
      <text:p text:style-name="Standard"><text:s text:c="4"/>ionic capacitor sync android<text:line-break/> <text:s text:c="3"/>ionic capacitor open android </text:p>
      <text:p text:style-name="Standard"/>
      <text:p text:style-name="Standard">Ya se nos abre desde Android Studio y lanzamos desde allí, desde donde podemos lanzar en virtual también.</text:p>
      <text:p text:style-name="Standard"/>
      <text:p text:style-name="Standard"/>
      <text:p text:style-name="Standard"/>
      <text:p text:style-name="Standard"/>
      <text:p text:style-name="Standard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l Martínez</meta:initial-creator>
    <meta:creation-date>2023-01-26T15:16:59.25</meta:creation-date>
    <dc:date>2023-03-16T19:46:55.20</dc:date>
    <dc:creator>Val Martínez</dc:creator>
    <meta:editing-duration>PT16M13S</meta:editing-duration>
    <meta:editing-cycles>3</meta:editing-cycles>
    <meta:generator>OpenOffice/4.1.9$Win32 OpenOffice.org_project/419m1$Build-9805</meta:generator>
    <meta:document-statistic meta:table-count="0" meta:image-count="0" meta:object-count="0" meta:page-count="2" meta:paragraph-count="34" meta:word-count="197" meta:character-count="1347"/>
  </office:meta>
</office:document-meta>
</file>